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style="italic" fo:font-weight="bold" style:font-size-asian="14pt" style:font-style-asian="italic" style:font-weight-asian="bold" style:font-size-complex="14pt"/>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size="14pt" style:font-size-asian="14pt" style:font-size-complex="14pt"/>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Heading_20_1">
      <style:text-properties fo:font-weight="bold" style:font-weight-asian="bold"/>
    </style:style>
    <style:style style:name="P11" style:family="paragraph" style:parent-style-name="Heading_20_1" style:master-page-name="Standard">
      <style:paragraph-properties style:page-number="1"/>
    </style:style>
    <style:style style:name="P12"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style:font-size-asian="14pt" style:font-size-complex="14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fo:font-size="14pt" fo:font-style="italic" style:font-size-asian="14pt" style:font-style-asian="italic" style:font-size-complex="14pt"/>
    </style:style>
    <style:style style:name="T7" style:family="text">
      <style:text-properties fo:color="#000000"/>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cqyev6xpv5s2"/><text:span text:style-name="T1">The Business Problem:</text:span></text:p>
      <text:p text:style-name="Standard"><text:span text:style-name="T2">William Sonoma is looking for their next product for the kitchen! They want to know more about how people cook at home and what else do they use their kitchen for. </text:span></text:p>
      <text:p text:style-name="P1"/>
      <text:p text:style-name="Standard"><text:span text:style-name="T3">Their riskiest assumption is that they believe their customers need more kitchen products. </text:span><text:span text:style-name="T2">They need to get more evidence and understanding about people’s behavior and attitudes about their kitchenware and environment. </text:span></text:p>
      <text:p text:style-name="Standard"><draw:rect text:anchor-type="as-char" style:rel-width="100%" draw:z-index="0" draw:style-name="gr1" draw:text-style-name="P12" svg:width="0.0012in" svg:height="0.0213in"><text:p/></draw:rect></text:p>
      <text:p text:style-name="Heading_20_1"><text:bookmark text:name="_jh0dlj5pf8mm"/><text:span text:style-name="T1">Research Plan</text:span></text:p>
      <text:p text:style-name="Standard"><text:span text:style-name="T3">High level research goals:</text:span></text:p>
      <text:p text:style-name="P4"><text:span text:style-name="T2">To understand the needs, goals and challenges of individuals cooking and the kitchen environment. </text:span></text:p>
      <text:p text:style-name="P1"/>
      <text:p text:style-name="Standard"><text:span text:style-name="T3">What we are looking to learn? (specifics):</text:span></text:p>
      <text:list xml:id="list590400889" text:style-name="WWNum3">
        <text:list-item>
          <text:p text:style-name="P6"><text:span text:style-name="T2">What do people enjoy about cooking?</text:span></text:p>
        </text:list-item>
        <text:list-item>
          <text:p text:style-name="P6"><text:span text:style-name="T2">What utensils do people use the most to cook with? </text:span></text:p>
        </text:list-item>
        <text:list-item>
          <text:p text:style-name="P6"><text:span text:style-name="T2">What do they find challenging or dissatisfactory about cooking at home?</text:span></text:p>
        </text:list-item>
        <text:list-item>
          <text:p text:style-name="P6"><text:span text:style-name="T2">What about the kitchen environment do they use the most and the least?</text:span></text:p>
        </text:list-item>
      </text:list>
      <text:p text:style-name="P1"/>
      <text:p text:style-name="Standard"><text:span text:style-name="T3">Method:</text:span></text:p>
      <text:list xml:id="list3257163338" text:style-name="WWNum2">
        <text:list-item>
          <text:p text:style-name="P7"><text:span text:style-name="T2">In-depth Interviews</text:span></text:p>
        </text:list-item>
      </text:list>
      <text:p text:style-name="P10"><text:bookmark text:name="_nsyjqgwbs80i"/></text:p>
      <text:p text:style-name="Standard"/>
      <text:p text:style-name="Standard"/>
      <text:p text:style-name="Heading_20_1"><text:bookmark text:name="_sy1v7jncu2w1"/><text:span text:style-name="T1">Discussion Guide</text:span></text:p>
      <text:p text:style-name="Heading_20_4"><text:bookmark text:name="_3ihrsjt0r629"/><text:span text:style-name="T7">Introduction (1-2 minutes)</text:span></text:p>
      <text:p text:style-name="P3"/>
      <text:p text:style-name="Standard"><text:span text:style-name="T8">Objective:</text:span><text:span text:style-name="T9"> Establish rapport with the respondent. This is a brief opportunity to begin gaining their trust. </text:span></text:p>
      <text:p text:style-name="Standard"/>
      <text:p text:style-name="Standard"><text:soft-page-break/><text:span text:style-name="T2">“Hello, my name is ______________. I am here today to understand your cooking habits and how you use your kitchen environment. </text:span></text:p>
      <text:p text:style-name="P1"/>
      <text:p text:style-name="Standard"><text:span text:style-name="T2">There are absolutely no right or wrong answers to any of the questions, so I hope you’ll feel totally comfortable to say whatever is on your mind. I’ll be running the interview but my colleague. We assure you that your identity will remain confidential and your input will only be used for research purposes.”</text:span></text:p>
      <text:p text:style-name="P1"/>
      <text:p text:style-name="Standard"><text:span text:style-name="T2">“Do you have any questions before we get started?”</text:span></text:p>
      <text:p text:style-name="P1"/>
      <text:p text:style-name="Standard"><text:span text:style-name="T2">Core Questions (10 minutes) </text:span></text:p>
      <text:p text:style-name="Standard"><text:span text:style-name="T5">Objective: Get a sense of who they are (context is important to contextualize insights for later)</text:span></text:p>
      <text:p text:style-name="P2"/>
      <text:list xml:id="list4250443545" text:style-name="WWNum1">
        <text:list-item>
          <text:p text:style-name="P8"><text:span text:style-name="T2">“Tell me a bit about yourself…. “</text:span><text:span text:style-name="T6">(job, where they live, hobbies, kids?) </text:span></text:p>
        </text:list-item>
      </text:list>
      <text:p text:style-name="P2"/>
      <text:p text:style-name="Standard"><text:span text:style-name="T5">Objective: Learn about their cooking habits</text:span></text:p>
      <text:p text:style-name="P1"/>
      <text:list xml:id="list1711804177" text:style-name="WWNum4">
        <text:list-item>
          <text:p text:style-name="P9"><text:span text:style-name="T2">“How often do you cook per week?”</text:span></text:p>
        </text:list-item>
        <text:list-item>
          <text:p text:style-name="P9"><text:span text:style-name="T2">“Can you tell me a story of the last time you cooked at your current home?” </text:span></text:p>
        </text:list-item>
        <text:list-item>
          <text:p text:style-name="P9"><text:span text:style-name="T2">“Tell me about a time when you cooked in a kitchen you really enjoyed - describe the experience to me.” </text:span></text:p>
        </text:list-item>
        <text:list-item>
          <text:p text:style-name="P9"><text:span text:style-name="T2">“What kitchen utensil do you believe you use the most? Can you give me an example of how you use it?” </text:span></text:p>
        </text:list-item>
        <text:list-item>
          <text:p text:style-name="P9"><text:span text:style-name="T2">“What challenges do you have cooking at home?”</text:span></text:p>
        </text:list-item>
      </text:list>
      <text:p text:style-name="P1"/>
      <text:p text:style-name="Standard"><text:span text:style-name="T3">Conclusion (2 minutes)</text:span></text:p>
      <text:p text:style-name="P2"/>
      <text:p text:style-name="Standard"><text:span text:style-name="T5">Objective: Acknowledge the respondent for their time and answer any questions that do not reveal the client or explicit project objectives.</text:span></text:p>
      <text:p text:style-name="P1"/>
      <text:p text:style-name="Standard"><text:span text:style-name="T2">Thank you so much for your time!! It was a pleasure meeting you today. We really appreciated hearing about <text:s/>_______________ </text:span><text:span text:style-name="T3">[summarize one or two things learned]</text:span><text:span text:style-name="T2">. Thank you for your time. </text:span></text:p>
      <text:p text:style-name="Standard"><text:span text:style-name="T2">Do you have any questions for us?</text:span></text:p>
      <text:p text:style-name="P1"/>
      <text:p text:style-name="P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3" meta:word-count="423" meta:character-count="2466" meta:non-whitespace-character-count="2073"/>
    <meta:generator>LibreOfficeDev/6.0.5.2$Linux_X86_64 LibreOffice_project/</meta:generator>
  </office:meta>
</office:document-meta>
</file>